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58dc3" officeooo:paragraph-rsid="00158dc3"/>
    </style:style>
    <style:style style:name="P2" style:family="paragraph" style:parent-style-name="Text_20_body">
      <style:text-properties officeooo:rsid="00159d7a" officeooo:paragraph-rsid="00159d7a"/>
    </style:style>
    <style:style style:name="P3" style:family="paragraph" style:parent-style-name="Text_20_body">
      <style:text-properties officeooo:rsid="0016b68a" officeooo:paragraph-rsid="00158dc3"/>
    </style:style>
    <style:style style:name="P4" style:family="paragraph" style:parent-style-name="Title">
      <style:text-properties officeooo:rsid="0001f295" officeooo:paragraph-rsid="00158dc3"/>
    </style:style>
    <style:style style:name="T1" style:family="text">
      <style:text-properties officeooo:rsid="00159d7a"/>
    </style:style>
    <style:style style:name="T2" style:family="text">
      <style:text-properties officeooo:rsid="0016609a"/>
    </style:style>
    <style:style style:name="T3" style:family="text">
      <style:text-properties officeooo:rsid="0016b68a"/>
    </style:style>
    <style:style style:name="T4" style:family="text">
      <style:text-properties officeooo:rsid="0016c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ta de Governo Aberto – <text:span text:style-name="T4">03</text:span>/<text:span text:style-name="T4">05</text:span>/2017</text:p>
      <text:p text:style-name="P3"/>
      <text:p text:style-name="P1">Foi nos apresentado duas propostas <text:span text:style-name="T3">pela professora</text:span> para dar continuidade ao projeto: a primeira é fazer o site com um calendario que disponibilizará as datas das audiências publicas relacionadas ao poder executivo. A segunda é fazer um diagnóstico do problema, verificando a integridade de informações em sites das secretárias e averiguar se elas estão de fato cumprindo com a lei de acesso a informação. Entre essas duas opções optamos pela primeira.</text:p>
      <text:p text:style-name="P1">O objetivo é desenvolver um site que possua o formato de calendario o qual se referenciará às datas das audiencias publicas marcadas no Diario Livre. Utilizaremos web scrap para "puxar" as informações das datas <text:span text:style-name="T1">das audiencias</text:span> <text:span text:style-name="T1">postadas no</text:span> diário livre <text:span text:style-name="T1">e colocá-las no calendário.</text:span></text:p>
      <text:p text:style-name="P2">Também foi discutido pelo grupo, em caso de sucesso, propor um formato padrão para as secretarias <text:span text:style-name="T2">postarem as datas das audiências de modo que elas possam ser diretamente linkadas ao calenda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8S</meta:editing-duration>
    <meta:editing-cycles>4</meta:editing-cycles>
    <meta:generator>LibreOffice/5.3.0.3$Windows_X86_64 LibreOffice_project/7074905676c47b82bbcfbea1aeefc84afe1c50e1</meta:generator>
    <dc:date>2017-05-17T16:49:34.433000000</dc:date>
    <meta:document-statistic meta:table-count="0" meta:image-count="0" meta:object-count="0" meta:page-count="1" meta:paragraph-count="4" meta:word-count="151" meta:character-count="957" meta:non-whitespace-character-count="809"/>
    <meta:user-defined meta:name="Info 1"/>
    <meta:user-defined meta:name="Info 2"/>
    <meta:user-defined meta:name="Info 3"/>
    <meta:user-defined meta:name="Info 4"/>
  </office:meta>
</office:document-meta>
</file>